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dfe72" officeooo:paragraph-rsid="000dfe72"/>
    </style:style>
    <style:style style:name="P2" style:family="paragraph" style:parent-style-name="Standard">
      <style:paragraph-properties fo:text-align="start" style:justify-single-word="false"/>
      <style:text-properties fo:font-weight="normal" officeooo:rsid="000dfe72" officeooo:paragraph-rsid="000dfe72" style:font-weight-asian="normal" style:font-weight-complex="normal"/>
    </style:style>
    <style:style style:name="T1" style:family="text">
      <style:text-properties officeooo:rsid="000e29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idea for this application is for the user to check stock prices, while also being able to buy or sell, including setting price limits for buying or selling stock. The language to be used will be C# because of it’s GUI functionality along with its ability to utilize APIs. It will be up to me to learn how to use an API. This API will be used to pull stock prices from the internet that will be compared with the prices in the user’s portfolio. This will be done in Visual Studio so the Forms Editor can be utilized for a GUI. <text:span text:style-name="T1">A database will hold the user’s portfolio, and </text:span>will most likely be Microsoft SQL <text:span text:style-name="T1">S</text:span>erver due to its nice integration with the C# langu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fe72" officeooo:paragraph-rsid="000dfe72"/>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Kyle Free</text:p>
        <text:p text:style-name="MP1">INEW 2332 – Comprehensive Software Project</text:p>
        <text:p text:style-name="MP1">Stock Portfolio Program Proposal</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09T15:27:53.473000000</meta:creation-date>
    <meta:generator>LibreOffice/7.4.0.3$Windows_X86_64 LibreOffice_project/f85e47c08ddd19c015c0114a68350214f7066f5a</meta:generator>
    <dc:date>2022-09-10T12:44:12.713000000</dc:date>
    <meta:editing-duration>PT21H16M17S</meta:editing-duration>
    <meta:editing-cycles>3</meta:editing-cycles>
    <meta:document-statistic meta:table-count="0" meta:image-count="0" meta:object-count="0" meta:page-count="1" meta:paragraph-count="4" meta:word-count="138" meta:character-count="750" meta:non-whitespace-character-count="615"/>
  </office:meta>
</office:document-meta>
</file>